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Menlo-Regular" fo:font-size="11pt" officeooo:rsid="001b6649" officeooo:paragraph-rsid="0009c1cd" style:font-size-asian="11pt"/>
    </style:style>
    <style:style style:name="P2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rsid="001b6649" officeooo:paragraph-rsid="0009c1cd"/>
    </style:style>
    <style:style style:name="T1" style:family="text">
      <style:text-properties fo:color="#000000" loext:opacity="100%" style:font-name="Menlo-Regular" fo:font-size="11pt" style:font-size-asian="11pt"/>
    </style:style>
    <style:style style:name="T2" style:family="text">
      <style:text-properties fo:color="#000000" loext:opacity="100%" style:font-name="Menlo-Regular" fo:font-size="11pt" officeooo:rsid="001ce96b" style:font-size-asian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Configuration </text:span><text:span text:style-name="T2">YAML beat </text:span><text:span text:style-name="T1">files</text:span></text:p>
      <text:p text:style-name="P1"/>
      <text:p text:style-name="P1"/>
      <text:p text:style-name="P1"/>
      <text:p text:style-name="P1"/>
      <text:p text:style-name="P1"/>
      <text:p text:style-name="P1">###################### Metricbeat Configuration Example #######################</text:p>
      <text:p text:style-name="P1"/>
      <text:p text:style-name="P1"># This file is an example configuration file highlighting only the most common</text:p>
      <text:p text:style-name="P1"># options. The metricbeat.reference.yml file from the same directory contains all the</text:p>
      <text:p text:style-name="P1"># supported options with more comments. You can use it as a reference.</text:p>
      <text:p text:style-name="P1">#</text:p>
      <text:p text:style-name="P1"># You can find the full configuration reference here:</text:p>
      <text:p text:style-name="P1"># https://www.elastic.co/guide/en/beats/metricbeat/index.html</text:p>
      <text:p text:style-name="P1"/>
      <text:p text:style-name="P1">#========================== <text:s/>Modules configuration ============================</text:p>
      <text:p text:style-name="P1"/>
      <text:p text:style-name="P1">metricbeat.config.modules:</text:p>
      <text:p text:style-name="P1"><text:s text:c="2"/># Glob pattern for configuration loading</text:p>
      <text:p text:style-name="P1"><text:s text:c="2"/>path: ${path.config}/modules.d/*.yml</text:p>
      <text:p text:style-name="P1"/>
      <text:p text:style-name="P1"><text:s text:c="2"/># Set to true to enable config reloading</text:p>
      <text:p text:style-name="P1"><text:s text:c="2"/>reload.enabled: false</text:p>
      <text:p text:style-name="P1"/>
      <text:p text:style-name="P1"><text:s text:c="2"/># Period on which files under path should be checked for changes</text:p>
      <text:p text:style-name="P1"><text:s text:c="2"/>#reload.period: 10s</text:p>
      <text:p text:style-name="P1"/>
      <text:p text:style-name="P1">#==================== Elasticsearch template setting ==========================</text:p>
      <text:p text:style-name="P1"/>
      <text:p text:style-name="P1">setup.template.settings:</text:p>
      <text:p text:style-name="P1"><text:s text:c="2"/>index.number_of_shards: 1</text:p>
      <text:p text:style-name="P1"><text:s text:c="2"/>index.codec: best_compression</text:p>
      <text:p text:style-name="P1"><text:s text:c="2"/>#_source.enabled: false</text:p>
      <text:p text:style-name="P1"/>
      <text:p text:style-name="P1">#================================ General =====================================</text:p>
      <text:p text:style-name="P1"/>
      <text:p text:style-name="P1"># The name of the shipper that publishes the network data. It can be used to group</text:p>
      <text:p text:style-name="P1"># all the transactions sent by a single shipper in the web interface.</text:p>
      <text:p text:style-name="P1">#name:</text:p>
      <text:p text:style-name="P1"/>
      <text:p text:style-name="P1"># The tags of the shipper are included in their own field with each</text:p>
      <text:p text:style-name="P1"># transaction published.</text:p>
      <text:p text:style-name="P1">#tags: ["service-X", "web-tier"]</text:p>
      <text:p text:style-name="P1"/>
      <text:p text:style-name="P1"># Optional fields that you can specify to add additional information to the</text:p>
      <text:p text:style-name="P1"># output.</text:p>
      <text:p text:style-name="P1"><text:soft-page-break/>#fields:</text:p>
      <text:p text:style-name="P1"># <text:s/>env: staging</text:p>
      <text:p text:style-name="P1"/>
      <text:p text:style-name="P1"/>
      <text:p text:style-name="P1">#============================== Dashboards =====================================</text:p>
      <text:p text:style-name="P1"># These settings control loading the sample dashboards to the Kibana index. Loading</text:p>
      <text:p text:style-name="P1"># the dashboards is disabled by default and can be enabled either by setting the</text:p>
      <text:p text:style-name="P1"># options here or by using the `setup` command.</text:p>
      <text:p text:style-name="P1">#setup.dashboards.enabled: false</text:p>
      <text:p text:style-name="P1"/>
      <text:p text:style-name="P1"># The URL from where to download the dashboards archive. By default this URL</text:p>
      <text:p text:style-name="P1"># has a value which is computed based on the Beat name and version. For released</text:p>
      <text:p text:style-name="P1"># versions, this URL points to the dashboard archive on the artifacts.elastic.co</text:p>
      <text:p text:style-name="P1"># website.</text:p>
      <text:p text:style-name="P1">#setup.dashboards.url:</text:p>
      <text:p text:style-name="P1"/>
      <text:p text:style-name="P1">#============================== Kibana =====================================</text:p>
      <text:p text:style-name="P1"/>
      <text:p text:style-name="P1"># Starting with Beats version 6.0.0, the dashboards are loaded via the Kibana API.</text:p>
      <text:p text:style-name="P1"># This requires a Kibana endpoint configuration.</text:p>
      <text:p text:style-name="P1">setup.kibana:</text:p>
      <text:p text:style-name="P2"><text:span text:style-name="T1"><text:s text:c="2"/>host: "10.</text:span><text:span text:style-name="T2">1.0.4</text:span><text:span text:style-name="T1">:5601"</text:span></text:p>
      <text:p text:style-name="P1"/>
      <text:p text:style-name="P1"><text:s text:c="2"/># Kibana Host</text:p>
      <text:p text:style-name="P1"><text:s text:c="2"/># Scheme and port can be left out and will be set to the default (http and 5601)</text:p>
      <text:p text:style-name="P1"><text:s text:c="2"/># In case you specify and additional path, the scheme is required: http://localhost:5601/path</text:p>
      <text:p text:style-name="P1"><text:s text:c="2"/># IPv6 addresses should always be defined as: https://[2001:db8::1]:5601</text:p>
      <text:p text:style-name="P1"><text:s text:c="2"/>#host: "localhost:5601"</text:p>
      <text:p text:style-name="P1"/>
      <text:p text:style-name="P1"><text:s text:c="2"/># Kibana Space ID</text:p>
      <text:p text:style-name="P1"><text:s text:c="2"/># ID of the Kibana Space into which the dashboards should be loaded. By default,</text:p>
      <text:p text:style-name="P1"><text:s text:c="2"/># the Default Space will be used.</text:p>
      <text:p text:style-name="P1"><text:s text:c="2"/>#space.id:</text:p>
      <text:p text:style-name="P1"/>
      <text:p text:style-name="P1">#============================= Elastic Cloud ==================================</text:p>
      <text:p text:style-name="P1"/>
      <text:p text:style-name="P1"># These settings simplify using Metricbeat with the Elastic Cloud (https://cloud.elastic.co/).</text:p>
      <text:p text:style-name="P1"/>
      <text:p text:style-name="P1"># The cloud.id setting overwrites the `output.elasticsearch.hosts` and</text:p>
      <text:p text:style-name="P1"># `setup.kibana.host` options.</text:p>
      <text:p text:style-name="P1"><text:soft-page-break/># You can find the `cloud.id` in the Elastic Cloud web UI.</text:p>
      <text:p text:style-name="P1">#cloud.id:</text:p>
      <text:p text:style-name="P1"/>
      <text:p text:style-name="P1"># The cloud.auth setting overwrites the `output.elasticsearch.username` and</text:p>
      <text:p text:style-name="P1"># `output.elasticsearch.password` settings. The format is `&lt;user&gt;:&lt;pass&gt;`.</text:p>
      <text:p text:style-name="P1">#cloud.auth:</text:p>
      <text:p text:style-name="P1"/>
      <text:p text:style-name="P1">#================================ Outputs =====================================</text:p>
      <text:p text:style-name="P1"/>
      <text:p text:style-name="P1"># Configure what output to use when sending the data collected by the beat.</text:p>
      <text:p text:style-name="P1"/>
      <text:p text:style-name="P1">#-------------------------- Elasticsearch output ------------------------------</text:p>
      <text:p text:style-name="P1">output.elasticsearch:</text:p>
      <text:p text:style-name="P1"><text:s text:c="2"/># TODO: Change the hosts IP address to the IP address of your ELK server</text:p>
      <text:p text:style-name="P1"><text:s text:c="2"/># TODO: Change password from `changem` to the password you created</text:p>
      <text:p text:style-name="P2"><text:span text:style-name="T1"><text:s text:c="2"/>hosts: ["10.</text:span><text:span text:style-name="T2">1.0.4</text:span><text:span text:style-name="T1">:9200"]</text:span></text:p>
      <text:p text:style-name="P2"><text:span text:style-name="T1"><text:s text:c="2"/>username: "</text:span><text:span text:style-name="T2">bcadmin</text:span><text:span text:style-name="T1">"</text:span></text:p>
      <text:p text:style-name="P2"><text:span text:style-name="T1"><text:s text:c="2"/></text:span><text:span text:style-name="T2">#</text:span><text:span text:style-name="T1">password: "changeme"</text:span></text:p>
      <text:p text:style-name="P1"/>
      <text:p text:style-name="P1">#----------------------------- Logstash output --------------------------------</text:p>
      <text:p text:style-name="P1">#output.logstash:</text:p>
      <text:p text:style-name="P1"><text:s text:c="2"/># The Logstash hosts</text:p>
      <text:p text:style-name="P1"><text:s text:c="2"/>#hosts: ["localhost:5044"]</text:p>
      <text:p text:style-name="P1"/>
      <text:p text:style-name="P1"><text:s text:c="2"/># Optional SSL. By default is off.</text:p>
      <text:p text:style-name="P1"><text:s text:c="2"/># List of root certificates for HTTPS server verifications</text:p>
      <text:p text:style-name="P1"><text:s text:c="2"/>#ssl.certificate_authorities: ["/etc/pki/root/ca.pem"]</text:p>
      <text:p text:style-name="P1"/>
      <text:p text:style-name="P1"><text:s text:c="2"/># Certificate for SSL client authentication</text:p>
      <text:p text:style-name="P1"><text:s text:c="2"/>#ssl.certificate: "/etc/pki/client/cert.pem"</text:p>
      <text:p text:style-name="P1"/>
      <text:p text:style-name="P1"><text:s text:c="2"/># Client Certificate Key</text:p>
      <text:p text:style-name="P1"><text:s text:c="2"/>#ssl.key: "/etc/pki/client/cert.key"</text:p>
      <text:p text:style-name="P1"/>
      <text:p text:style-name="P1">#================================ Processors =====================================</text:p>
      <text:p text:style-name="P1"/>
      <text:p text:style-name="P1"># Configure processors to enhance or manipulate events generated by the beat.</text:p>
      <text:p text:style-name="P1"/>
      <text:p text:style-name="P1">processors:</text:p>
      <text:p text:style-name="P1"><text:s text:c="2"/>- add_host_metadata: ~</text:p>
      <text:p text:style-name="P1"><text:s text:c="2"/>- add_cloud_metadata: ~</text:p>
      <text:p text:style-name="P1"/>
      <text:p text:style-name="P1">#================================ Logging =====================================</text:p>
      <text:p text:style-name="P1"/>
      <text:p text:style-name="P1"># Sets log level. The default log level is info.</text:p>
      <text:p text:style-name="P1"># Available log levels are: error, warning, info, debug</text:p>
      <text:p text:style-name="P1">#logging.level: debug</text:p>
      <text:p text:style-name="P1"><text:soft-page-break/></text:p>
      <text:p text:style-name="P1"># At debug level, you can selectively enable logging only for some components.</text:p>
      <text:p text:style-name="P1"># To enable all selectors use ["*"]. Examples of other selectors are "beat",</text:p>
      <text:p text:style-name="P1"># "publish", "service".</text:p>
      <text:p text:style-name="P1">#logging.selectors: ["*"]</text:p>
      <text:p text:style-name="P1"/>
      <text:p text:style-name="P1">#============================== X-Pack Monitoring ===============================</text:p>
      <text:p text:style-name="P1"># metricbeat can export internal metrics to a central Elasticsearch monitoring</text:p>
      <text:p text:style-name="P1"># cluster. <text:s/>This requires xpack monitoring to be enabled in Elasticsearch. <text:s/>The</text:p>
      <text:p text:style-name="P1"># reporting is disabled by default.</text:p>
      <text:p text:style-name="P1"/>
      <text:p text:style-name="P1"># Set to true to enable the monitoring reporter.</text:p>
      <text:p text:style-name="P1">#monitoring.enabled: false</text:p>
      <text:p text:style-name="P1"/>
      <text:p text:style-name="P1"># Sets the UUID of the Elasticsearch cluster under which monitoring data for this</text:p>
      <text:p text:style-name="P1"># Metricbeat instance will appear in the Stack Monitoring UI. If output.elasticsearch</text:p>
      <text:p text:style-name="P1"># is enabled, the UUID is derived from the Elasticsearch cluster referenced by output.elasticsearch.</text:p>
      <text:p text:style-name="P1">#monitoring.cluster_uuid:</text:p>
      <text:p text:style-name="P1"/>
      <text:p text:style-name="P1"># Uncomment to send the metrics to Elasticsearch. Most settings from the</text:p>
      <text:p text:style-name="P1"># Elasticsearch output are accepted here as well.</text:p>
      <text:p text:style-name="P1"># Note that the settings should point to your Elasticsearch *monitoring* cluster.</text:p>
      <text:p text:style-name="P1"># Any setting that is not set is automatically inherited from the Elasticsearch</text:p>
      <text:p text:style-name="P1"># output configuration, so if you have the Elasticsearch output configured such</text:p>
      <text:p text:style-name="P1"># that it is pointing to your Elasticsearch monitoring cluster, you can simply</text:p>
      <text:p text:style-name="P1"># uncomment the following line.</text:p>
      <text:p text:style-name="P1">#monitoring.elasticsearch:</text:p>
      <text:p text:style-name="P1"/>
      <text:p text:style-name="P1">#================================= Migration ==================================</text:p>
      <text:p text:style-name="P1"/>
      <text:p text:style-name="P1"># This allows to enable 6.7 migration alias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30T17:12:14.728147254</meta:creation-date>
    <dc:date>2022-03-30T17:12:54.197672586</dc:date>
    <meta:editing-duration>PT40S</meta:editing-duration>
    <meta:editing-cycles>1</meta:editing-cycles>
    <meta:generator>LibreOffice/7.2.5.2$MacOSX_X86_64 LibreOffice_project/499f9727c189e6ef3471021d6132d4c694f357e5</meta:generator>
    <meta:document-statistic meta:table-count="0" meta:image-count="0" meta:object-count="0" meta:page-count="4" meta:paragraph-count="118" meta:word-count="768" meta:character-count="6018" meta:non-whitespace-character-count="5294"/>
  </office:meta>
</office:document-meta>
</file>